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3bbdc" officeooo:paragraph-rsid="0013bbd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fo:font-weight="normal" officeooo:rsid="0013bbdc" officeooo:paragraph-rsid="0013bbdc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officeooo:paragraph-rsid="0013bbdc"/>
    </style:style>
    <style:style style:name="P4" style:family="paragraph" style:parent-style-name="Standard">
      <style:text-properties fo:font-size="13pt" fo:font-weight="normal" officeooo:rsid="0013bbdc" officeooo:paragraph-rsid="001b3cc7" style:font-size-asian="11.3500003814697pt" style:font-weight-asian="normal" style:font-size-complex="13pt" style:font-weight-complex="normal"/>
    </style:style>
    <style:style style:name="T1" style:family="text">
      <style:text-properties officeooo:rsid="0015fb17"/>
    </style:style>
    <style:style style:name="T2" style:family="text">
      <style:text-properties fo:font-size="13pt" fo:font-weight="bold" officeooo:rsid="0013bbdc" style:font-size-asian="11.3500003814697pt" style:font-weight-asian="bold" style:font-size-complex="13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7c064"/>
    </style:style>
    <style:style style:name="T5" style:family="text">
      <style:text-properties officeooo:rsid="0018fae1"/>
    </style:style>
    <style:style style:name="T6" style:family="text">
      <style:text-properties officeooo:rsid="001ef2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Exercícios <text:span text:style-name="T1">2</text:span> - <text:span text:style-name="T1">Herança</text:span></text:p>
      <text:p text:style-name="P2">Nome: Marcos Vinicius dos Santos Sombra</text:p>
      <text:p text:style-name="P2"/>
      <text:p text:style-name="P2">Parte 1 – Interpretação de Código</text:p>
      <text:p text:style-name="P2"/>
      <text:p text:style-name="P3"><text:span text:style-name="T2">1. </text:span><text:span text:style-name="T3">Quais atributos da classe Filho são herdados diretamente da classe Pai, quais são herdados da classe Mae e quais são da própria classe Filho?</text:span></text:p>
      <text:p text:style-name="P4">- <text:span text:style-name="T5">Herdados de Pai:mrcnascenca<text:line-break/>- Herdados de Mae: corolhos, corcabelo</text:span></text:p>
      <text:p text:style-name="P2">- <text:span text:style-name="T5">Da própria classe: formatonariz</text:span></text:p>
      <text:p text:style-name="P2"/>
      <text:p text:style-name="P3"><text:span text:style-name="T2">2. </text:span><text:span text:style-name="T3">O que deve ser modificado para que filho herde a cor de cabelo de seu pai?</text:span></text:p>
      <text:p text:style-name="P2">- <text:span text:style-name="T6">Modificar os construtores para que Pai inicialize corcabelo e Mae não. Seria necessário também atualizar o construtor de Filho para que passe corretamente os parâmet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9:25:42.914357151</meta:creation-date>
    <dc:date>2017-04-22T11:52:38.393293502</dc:date>
    <meta:editing-duration>PT1H21M5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00" meta:character-count="596" meta:non-whitespace-character-count="503"/>
  </office:meta>
</office:document-meta>
</file>